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cv.h&gt;</text:p>
      <text:p text:style-name="Standard">#include &lt;highgui.h&gt;</text:p>
      <text:p text:style-name="Standard">#include &lt;math.h&gt;</text:p>
      <text:p text:style-name="Standard">using namespace std;</text:p>
      <text:p text:style-name="Standard">using namespace cv;</text:p>
      <text:p text:style-name="Standard"/>
      <text:p text:style-name="Standard"/>
      <text:p text:style-name="Standard">Point  moment(vector&lt;vector&lt;Point&gt;&gt; contours);</text:p>
      <text:p text:style-name="Standard">Mat cvt_gray(Mat image1);</text:p>
      <text:p text:style-name="Standard"/>
      <text:p text:style-name="Standard">Point contour(Mat dest);</text:p>
      <text:p text:style-name="Standard">Point co;</text:p>
      <text:p text:style-name="Standard">  </text:p>
      <text:p text:style-name="Standard"/>
      <text:p text:style-name="Standard"/>
      <text:p text:style-name="Standard">Point position(Mat image,Point co_ordinate,float megnetometer,float height,float aparture,Point image_position);</text:p>
      <text:p text:style-name="Standard"/>
      <text:p text:style-name="Standard"/>
      <text:p text:style-name="Standard">Mat cvt_gray( Mat image1){</text:p>
      <text:p text:style-name="Standard">Mat dest;</text:p>
      <text:p text:style-name="Standard">cvtColor(image1,dest,CV_</text:p>
      <text:p text:style-name="Standard">imshow("gray",dest); </text:p>
      <text:p text:style-name="Standard">   return dest;</text:p>
      <text:p text:style-name="Standard">}</text:p>
      <text:p text:style-name="Standard"/>
      <text:p text:style-name="Standard"> </text:p>
      <text:p text:style-name="Standard">Point       contour(Mat dest){</text:p>
      <text:p text:style-name="Standard"/>
      <text:p text:style-name="Standard">Point pt;</text:p>
      <text:p text:style-name="Standard">vector&lt;vector&lt;Point&gt;&gt; contours;</text:p>
      <text:p text:style-name="Standard"/>
      <text:p text:style-name="Standard">vector&lt;Vec4i&gt; hierarchy;</text:p>
      <text:p text:style-name="Standard">findContours(dest.clone(),</text:p>
      <text:p text:style-name="Standard">drawContours(dest,contours,-1,</text:p>
      <text:p text:style-name="Standard">imshow("countour_output",dest)</text:p>
      <text:p text:style-name="Standard"/>
      <text:p text:style-name="Standard"/>
      <text:p text:style-name="Standard"/>
      <text:p text:style-name="Standard">//cout&lt;&lt;contours1.size()&lt;&lt;</text:p>
      <text:p text:style-name="Standard">for (int i=0;i&lt;contours.size();i++){</text:p>
      <text:p text:style-name="Standard"/>
      <text:p text:style-name="Standard">cout&lt;&lt;contours.size()&lt;&lt;endl;</text:p>
      <text:p text:style-name="Standard"/>
      <text:p text:style-name="Standard"> double cont =contourArea(contours[i],</text:p>
      <text:p text:style-name="Standard"/>
      <text:p text:style-name="Standard">     cout&lt;&lt;cont&lt;&lt;endl;</text:p>
      <text:p text:style-name="Standard">   </text:p>
      <text:p text:style-name="Standard">//////// putText(dest,"h2",Point(t.x,t.</text:p>
      <text:p text:style-name="Standard">//    imshow("text",dest);</text:p>
      <text:p text:style-name="Standard">Moments mymoments = moments(contours[i]);</text:p>
      <text:p text:style-name="Standard">double m01 = mymoments.m01;</text:p>
      <text:p text:style-name="Standard"><text:soft-page-break/>double m10 = mymoments.m10;</text:p>
      <text:p text:style-name="Standard">double m00 = mymoments.m00;</text:p>
      <text:p text:style-name="Standard">if(m00 &gt; 100) { </text:p>
      <text:p text:style-name="Standard">pt.x = m10/m00;</text:p>
      <text:p text:style-name="Standard">pt.y=  m01/m00; </text:p>
      <text:p text:style-name="Standard">}</text:p>
      <text:p text:style-name="Standard">//cout&lt;&lt;"x  coordinate v "&lt;&lt;pt.x&lt;&lt;endl;</text:p>
      <text:p text:style-name="Standard">//cout&lt;&lt;"y coordinate  a  "&lt;&lt;pt.y&lt;&lt;endl;</text:p>
      <text:p text:style-name="Standard">// </text:p>
      <text:p text:style-name="Standard">}</text:p>
      <text:p text:style-name="Standard">return pt;</text:p>
      <text:p text:style-name="Standard">}</text:p>
      <text:p text:style-name="Standard"/>
      <text:p text:style-name="Standard"/>
      <text:p text:style-name="Standard">int i=0;</text:p>
      <text:p text:style-name="Standard">Point  moment(vector&lt;vector&lt;Point&gt;&gt; contours){</text:p>
      <text:p text:style-name="Standard">Moments mymoments = moments(contours[i]);</text:p>
      <text:p text:style-name="Standard">double m01 = mymoments.m01;</text:p>
      <text:p text:style-name="Standard">double m10 = mymoments.m10;</text:p>
      <text:p text:style-name="Standard">double m00 = mymoments.m00;</text:p>
      <text:p text:style-name="Standard">Point pt;</text:p>
      <text:p text:style-name="Standard">if(m00 &gt; 100) { </text:p>
      <text:p text:style-name="Standard">pt.x = m10/m00;</text:p>
      <text:p text:style-name="Standard">pt.y=  m01/m00; </text:p>
      <text:p text:style-name="Standard">}</text:p>
      <text:p text:style-name="Standard">cout&lt;&lt;"x  coordinate   "&lt;&lt;pt.x&lt;&lt;endl;</text:p>
      <text:p text:style-name="Standard">cout&lt;&lt;"y coordinate     "&lt;&lt;pt.y&lt;&lt;endl;</text:p>
      <text:p text:style-name="Standard">return pt;</text:p>
      <text:p text:style-name="Standard">}</text:p>
      <text:p text:style-name="Standard"/>
      <text:p text:style-name="Standard"/>
      <text:p text:style-name="Standard"/>
      <text:p text:style-name="Standard"/>
      <text:p text:style-name="Standard">int main()</text:p>
      <text:p text:style-name="Standard">{</text:p>
      <text:p text:style-name="Standard"/>
      <text:p text:style-name="Standard">   Mat image1 = imread("C:\\check.png",CV_ </text:p>
      <text:p text:style-name="Standard">     cout&lt;&lt;image1.rows&lt;&lt;"  "&lt;&lt;image1.cols&lt;&lt;"   "&lt;&lt;endl;</text:p>
      <text:p text:style-name="Standard">   cout&lt;&lt;image1.rows/2&lt;&lt;"    "&lt;&lt;image1.cols/2&lt;&lt;"  "&lt;&lt;endl;</text:p>
      <text:p text:style-name="Standard">   </text:p>
      <text:p text:style-name="Standard">   co.x=image1.rows/2;</text:p>
      <text:p text:style-name="Standard">   co.y=image1.cols/2;</text:p>
      <text:p text:style-name="Standard">  </text:p>
      <text:p text:style-name="Standard">namedWindow("Window",CV_</text:p>
      <text:p text:style-name="Standard">Mat cvt_col=cvt_gray(image1);</text:p>
      <text:p text:style-name="Standard">Point   cont=contour(cvt_col);</text:p>
      <text:p text:style-name="Standard"/>
      <text:p text:style-name="Standard">imshow("window",image1);</text:p>
      <text:p text:style-name="Standard"/>
      <text:p text:style-name="Standard">cout&lt;&lt;"x  coordinate v "&lt;&lt;cont&lt;&lt;endl;</text:p>
      <text:p text:style-name="Standard"/>
      <text:p text:style-name="Standard"> Point difference;</text:p>
      <text:p text:style-name="Standard"><text:soft-page-break/>    </text:p>
      <text:p text:style-name="Standard"/>
      <text:p text:style-name="Standard">  difference.x=co.x-cont.x;</text:p>
      <text:p text:style-name="Standard"> </text:p>
      <text:p text:style-name="Standard">  difference.y=co.y-cont.y;</text:p>
      <text:p text:style-name="Standard"> cout&lt;&lt;"  difference"&lt;&lt;difference&lt;&lt;</text:p>
      <text:p text:style-name="Standard"/>
      <text:p text:style-name="Standard"/>
      <text:p text:style-name="Standard"> //image p</text:p>
      <text:p text:style-name="Standard"> // multiplying factor</text:p>
      <text:p text:style-name="Standard"> int alpha=1;</text:p>
      <text:p text:style-name="Standard"> int beta=1;</text:p>
      <text:p text:style-name="Standard"/>
      <text:p text:style-name="Standard"/>
      <text:p text:style-name="Standard"/>
      <text:p text:style-name="Standard"/>
      <text:p text:style-name="Standard"/>
      <text:p text:style-name="Standard">//image position wrst to ground</text:p>
      <text:p text:style-name="Standard"> Point accurate;</text:p>
      <text:p text:style-name="Standard"> accurate.x=alpha*difference.</text:p>
      <text:p text:style-name="Standard"> accurate.y=beta*difference.y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 ///// calculation of co_ordinates</text:p>
      <text:p text:style-name="Standard"/>
      <text:p text:style-name="Standard"/>
      <text:p text:style-name="Standard"/>
      <text:p text:style-name="Standard"> ///   latitude abd logitude </text:p>
      <text:p text:style-name="Standard"> // 1seconds =30.715 meter</text:p>
      <text:p text:style-name="Standard"> // 1 minuts = 1834 meter</text:p>
      <text:p text:style-name="Standard">   // 6,378,137 m </text:p>
      <text:p text:style-name="Standard">//a=0.99664719</text:p>
      <text:p text:style-name="Standard"> // logitude </text:p>
      <text:p text:style-name="Standard"/>
      <text:p text:style-name="Standard"> float radius=6378137;</text:p>
      <text:p text:style-name="Standard"> float a=0.99664719;</text:p>
      <text:p text:style-name="Standard"> // no. of logitude </text:p>
      <text:p text:style-name="Standard"> float pi=3.144;</text:p>
      <text:p text:style-name="Standard"> float latitude;</text:p>
      <text:p text:style-name="Standard">float logitude;</text:p>
      <text:p text:style-name="Standard">    float ta=a*tan(latitude);</text:p>
      <text:p text:style-name="Standard"/>
      <text:p text:style-name="Standard">float invers_of_tan=atan(ta);</text:p>
      <text:p text:style-name="Standard"> </text:p>
      <text:p text:style-name="Standard"><text:soft-page-break/>// meters in 1 degree</text:p>
      <text:p text:style-name="Standard">float position_of_logutude_in_meter=</text:p>
      <text:p text:style-name="Standard"/>
      <text:p text:style-name="Standard">// meters in 1 seconds</text:p>
      <text:p text:style-name="Standard">float meters_in_one_seconds=</text:p>
      <text:p text:style-name="Standard"/>
      <text:p text:style-name="Standard"/>
      <text:p text:style-name="Standard">// degree in 1 seconds</text:p>
      <text:p text:style-name="Standard"/>
      <text:p text:style-name="Standard">// degree_in_1_seconds = 0.000278 m</text:p>
      <text:p text:style-name="Standard"/>
      <text:p text:style-name="Standard">float degree_in_1_seconds = 0.000278;</text:p>
      <text:p text:style-name="Standard">float meters_in_1_degree_in_1_</text:p>
      <text:p text:style-name="Standard"/>
      <text:p text:style-name="Standard">//// maping of co_ordintes</text:p>
      <text:p text:style-name="Standard"/>
      <text:p text:style-name="Standard"/>
      <text:p text:style-name="Standard">float latitude+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aitKey (0);</text:p>
      <text:p text:style-name="Standard">return 0;</text:p>
      <text:p text:style-name="Standard">}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0:55:51.046871246</meta:creation-date>
    <dc:date>2017-03-12T03:29:14.413235848</dc:date>
    <meta:editing-duration>PT2H33M1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19" meta:word-count="280" meta:character-count="2643" meta:non-whitespace-character-count="2354"/>
  </office:meta>
</office:document-meta>
</file>